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6.60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objectwithoutfill">
      <style:graphic-properties draw:stroke="dash" draw:stroke-dash="Fine_20_Dashed" svg:stroke-color="#999999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" draw:marker-end-width="0.3cm" draw:fill="none" draw:textarea-vertical-align="middle"/>
    </style:style>
    <style:style style:name="gr10" style:family="graphic" style:parent-style-name="standard">
      <style:graphic-properties draw:stroke="non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cm" fo:min-width="0cm"/>
    </style:style>
    <style:style style:name="gr12" style:family="graphic" style:parent-style-name="objectwithoutfill">
      <style:graphic-properties draw:marker-start-width="0.102cm" draw:marker-end="Arrow" draw:marker-end-width="0.10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.5pt" style:font-size-asian="10.5pt" style:font-size-complex="10.5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style:paragraph-properties fo:text-align="center"/>
      <style:text-properties fo:font-size="10.5pt" fo:font-style="italic" style:font-size-asian="10.5pt" style:font-style-asian="italic" style:font-size-complex="10.5pt" style:font-style-complex="italic"/>
    </style:style>
    <style:style style:name="P7" style:family="paragraph">
      <style:text-properties fo:font-size="10.5pt" fo:font-style="italic" style:font-size-asian="10.5pt" style:font-style-asian="italic" style:font-size-complex="10.5pt" style:font-style-complex="italic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size="10.5pt" fo:font-style="italic" style:font-size-asian="10.5pt" style:font-style-asian="italic" style:font-size-complex="10.5pt" style:font-style-complex="italic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text-align="start"/>
    </style:style>
    <style:style style:name="P12" style:family="paragraph">
      <style:text-properties fo:font-size="9pt" style:font-size-asian="9pt" style:font-size-complex="9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fo:font-style="italic" style:font-size-asian="10.5pt" style:font-style-asian="italic" style:font-size-complex="10.5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w-08.12.2013">
        <draw:custom-shape draw:style-name="gr1" draw:text-style-name="P1" xml:id="id2" draw:id="id2" draw:layer="layout" svg:width="20.447cm" svg:height="9.271cm" svg:x="4.937cm" svg:y="7.606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6.129cm" svg:height="6.858cm" svg:x="5.445cm" svg:y="8.114cm">
          <draw:text-box>
            <text:p><text:span text:style-name="T1">/app/ (u9311, $HOME)</text:span></text:p>
            <text:p><text:span text:style-name="T1"><text:tab/></text:span><text:span text:style-name="T2">The</text:span><text:span text:style-name="T1"> <text:s/></text:span><text:span text:style-name="T1"><text:tab/></text:span><text:span text:style-name="T1"><text:tab/></text:span><text:span text:style-name="T1"><text:tab/></text:span><text:span text:style-name="T2">(apparently a Ruby program)</text:span></text:p>
            <text:p><text:span text:style-name="T1"><text:tab/></text:span><text:span text:style-name="T1">Gemfile</text:span></text:p>
            <text:p><text:span text:style-name="T1"><text:tab/></text:span><text:span text:style-name="T1">Procfile</text:span></text:p>
            <text:p><text:span text:style-name="T1"><text:tab/></text:span><text:span text:style-name="T1">bin/</text:span></text:p>
            <text:p><text:span text:style-name="T1"><text:tab/></text:span><text:span text:style-name="T1">...</text:span></text:p>
            <text:p><text:span text:style-name="T1"><text:tab/></text:span><text:span text:style-name="T1">tmp/</text:span></text:p>
            <text:p><text:span text:style-name="T1"><text:tab/></text:span><text:span text:style-name="T1"><text:tab/></text:span><text:span text:style-name="T1">cache/ </text:span><text:span text:style-name="T1"><text:tab/></text:span><text:span text:style-name="T1"><text:tab/></text:span></text:p>
            <text:p><text:span text:style-name="T1">/bin/ (root)</text:span></text:p>
            <text:p><text:span text:style-name="T1">/usr/ (root)</text:span></text:p>
            <text:p><text:span text:style-name="T1">/etc/ (root)</text:span></text:p>
            <text:p><text:span text:style-name="T1">...</text:span></text:p>
            <text:p><text:span text:style-name="T1">/tmp/ (u9311)</text:span></text:p>
            <text:p><text:span text:style-name="T1"><text:tab/></text:span><text:span text:style-name="T1">build_b6d190df-2d32-4bb3-abef-0c50b7cff572/</text:span></text:p>
            <text:p><text:span text:style-name="T1"/></text:p>
          </draw:text-box>
        </draw:frame>
        <draw:connector draw:style-name="gr3" draw:text-style-name="P1" draw:layer="layout" draw:type="line" svg:x1="15.16cm" svg:y1="4.429cm" svg:x2="15.16cm" svg:y2="7.606cm" draw:start-shape="id1" draw:start-glue-point="2" draw:end-shape="id2" draw:end-glue-point="0" svg:d="m15160 4429v3177" svg:viewBox="0 0 1 3178">
          <text:p/>
        </draw:connector>
        <draw:custom-shape draw:style-name="gr4" draw:text-style-name="P3" xml:id="id1" draw:id="id1" draw:layer="layout" svg:width="4.191cm" svg:height="1.397cm" svg:x="13.065cm" svg:y="3.032cm">
          <text:p text:style-name="P1"><text:span text:style-name="T3">App 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4.191cm" svg:height="0.762cm" svg:x="14.843cm" svg:y="13.448cm">
          <text:p text:style-name="P1"><text:span text:style-name="T3">App director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4.191cm" svg:height="0.762cm" svg:x="9.509cm" svg:y="11.035cm">
          <text:p text:style-name="P1"><text:span text:style-name="T4">Persistent</text:span></text:p>
          <text:p text:style-name="P1"><text:span text:style-name="T4">accross build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4.445cm" svg:height="1.524cm" svg:x="19.923cm" svg:y="10.654cm">
          <text:p text:style-name="P1"><text:span text:style-name="T3">Buildpack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2.794cm" svg:height="0.508cm" svg:x="7.731cm" svg:y="8.622cm">
          <text:p text:style-name="P1"><text:span text:style-name="T1">Slug compiler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curve" svg:x1="9.128cm" svg:y1="9.13cm" svg:x2="22.145cm" svg:y2="10.654cm" draw:start-shape="id3" draw:start-glue-point="2" draw:end-shape="id4" svg:d="m9128 9130c0 1143 13017 381 13017 1524" svg:viewBox="0 0 13018 1525">
          <text:p text:style-name="P1"><text:span text:style-name="T2">execute</text:span></text:p>
          <text:p text:style-name="P1"><text:span text:style-name="T1"/></text:p>
        </draw:connector>
        <draw:connector draw:style-name="gr5" draw:text-style-name="P5" draw:layer="layout" draw:type="curve" svg:x1="19.923cm" svg:y1="11.416cm" svg:x2="13.7cm" svg:y2="11.416cm" draw:start-shape="id4" draw:start-glue-point="3" draw:end-shape="id5" draw:end-glue-point="1" svg:d="m19923 11416h-6223" svg:viewBox="0 0 6224 1">
          <text:p text:style-name="P1"><text:span text:style-name="T2">use</text:span></text:p>
          <text:p text:style-name="P1"><text:span text:style-name="T1"/></text:p>
        </draw:connector>
        <draw:connector draw:style-name="gr3" draw:text-style-name="P1" draw:layer="layout" draw:type="curve" svg:x1="22.145cm" svg:y1="12.178cm" svg:x2="22.145cm" svg:y2="12.178cm" draw:start-shape="id4" draw:start-glue-point="2" draw:end-shape="id4" draw:end-glue-point="2" svg:d="m22145 12178v0" svg:viewBox="0 0 1 1">
          <text:p/>
        </draw:connector>
        <draw:connector draw:style-name="gr5" draw:text-style-name="P6" draw:layer="layout" draw:type="curve" svg:x1="19.923cm" svg:y1="11.416cm" svg:x2="16.938cm" svg:y2="13.448cm" draw:start-shape="id4" draw:start-glue-point="3" draw:end-shape="id6" draw:end-glue-point="0" svg:d="m19923 11416c-1990 0-2985 677-2985 2032" svg:viewBox="0 0 2986 2033">
          <text:p text:style-name="P1"><text:span text:style-name="T2">modify <text:s text:c="9"/></text:span></text:p>
        </draw:connector>
        <draw:custom-shape draw:style-name="gr6" draw:text-style-name="P1" draw:layer="layout" svg:width="0.635cm" svg:height="4.191cm" draw:transform="rotate (1.5707963267949) translate (14.843cm 15.22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3" xml:id="id7" draw:id="id7" draw:layer="layout" svg:width="4.191cm" svg:height="1.397cm" svg:x="13.065cm" svg:y="18.399cm">
          <text:p text:style-name="P1"><text:span text:style-name="T3">Slug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16cm" svg:y1="16.877cm" svg:x2="15.16cm" svg:y2="18.399cm" draw:start-shape="id2" draw:start-glue-point="2" draw:end-shape="id7" draw:end-glue-point="0" svg:d="m15160 16877v1522" svg:viewBox="0 0 1 1523">
          <text:p/>
        </draw:connector>
        <draw:connector draw:style-name="gr7" draw:text-style-name="P1" draw:layer="layout" draw:type="curve" svg:x1="17.256cm" svg:y1="3.73cm" svg:x2="19.034cm" svg:y2="13.829cm" draw:start-shape="id1" draw:end-shape="id6" draw:end-glue-point="1" svg:d="m17256 3730c3435 0 2546 10099 1778 10099" svg:viewBox="0 0 2484 10100">
          <text:p/>
        </draw:connector>
        <draw:frame draw:style-name="gr8" draw:text-style-name="P2" draw:layer="layout" svg:width="4.265cm" svg:height="0.666cm" svg:x="10.779cm" svg:y="4.71cm">
          <draw:text-box>
            <text:p><text:span text:style-name="T1">git push heroku master</text:span></text:p>
          </draw:text-box>
        </draw:frame>
        <draw:frame draw:style-name="gr8" draw:text-style-name="P7" xml:id="id8" draw:id="id8" draw:layer="layout" svg:width="4.761cm" svg:height="0.666cm" svg:x="14.589cm" svg:y="15.226cm">
          <draw:text-box>
            <text:p><text:span text:style-name="T2">Slug compiler: create slug</text:span></text:p>
          </draw:text-box>
        </draw:frame>
        <draw:connector draw:style-name="gr9" draw:text-style-name="P1" draw:layer="layout" draw:type="curve" svg:x1="16.969cm" svg:y1="15.892cm" svg:x2="15.16cm" svg:y2="16.877cm" draw:start-shape="id8" draw:start-glue-point="2" draw:end-shape="id2" svg:d="m16969 15892c0 2245-1809 1753-1809 985" svg:viewBox="0 0 1810 1631">
          <text:p/>
        </draw:connector>
        <draw:frame draw:style-name="gr8" draw:text-style-name="P9" draw:layer="layout" svg:width="8.359cm" svg:height="1.081cm" svg:x="6.865cm" svg:y="5.634cm">
          <draw:text-box>
            <text:p text:style-name="P8"><text:span text:style-name="T2">create dyno-like container running slug compiler</text:span></text:p>
            <text:p text:style-name="P8"><text:span text:style-name="T2">and put app directory in /tmp/build_xxx/</text:span></text:p>
          </draw:text-box>
        </draw:frame>
        <draw:frame draw:style-name="gr8" draw:text-style-name="P10" draw:layer="layout" svg:width="8.262cm" svg:height="0.721cm" svg:x="4.81cm" svg:y="6.94cm">
          <draw:text-box>
            <text:p><text:span text:style-name="T3">Dyno-like container running slug compiler</text:span></text:p>
          </draw:text-box>
        </draw:frame>
        <draw:custom-shape draw:style-name="gr4" draw:text-style-name="P11" draw:layer="layout" svg:width="27.7cm" svg:height="1.651cm" svg:x="1cm" svg:y="0.873cm">
          <text:p text:style-name="P11">Heroku Build</text:p>
          <text:p text:style-name="P11"><text:span text:style-name="T1">Guesswork, no direct sources</text:span></text:p>
          <text:p text:style-name="P11"><text:span text:style-name="T1">dw-27.04.2014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794cm" svg:height="9.271cm" svg:x="1.381cm" svg:y="7.604cm">
          <text:p text:style-name="P11">Build</text:p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3.177cm" svg:height="0.607cm" svg:x="7.729cm" svg:y="7.731cm">
          <draw:text-box>
            <text:p><text:span text:style-name="T4">We are user u9311</text:span></text:p>
          </draw:text-box>
        </draw:frame>
        <draw:line draw:style-name="gr12" draw:text-style-name="P1" draw:layer="layout" svg:x1="7.858cm" svg:y1="8.112cm" svg:x2="7.477cm" svg:y2="8.2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w-08.12.201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7T16:47:06.742891000</meta:creation-date>
    <dc:title>dw-08.12.2013</dc:title>
    <meta:editing-duration>PT16M3S</meta:editing-duration>
    <meta:editing-cycles>4</meta:editing-cycles>
    <meta:generator>LibreOffice/4.1.3.2$MacOSX_x86 LibreOffice_project/70feb7d99726f064edab4605a8ab840c50ec57a</meta:generator>
    <dc:date>2014-04-27T19:00:17.768339000</dc:date>
    <meta:document-statistic meta:object-count="25"/>
    <meta:template xlink:type="simple" xlink:actuate="onRequest" xlink:title="dw-08.12.2013" xlink:href="../../../../../Library/Application%20Support/LibreOffice/4/user/template/dw-08.12.2013.otg" meta:date="2014-04-27T16:47:06.134148000"/>
  </office:meta>
</office:document-meta>
</file>